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40.83mm"/>
    </style:style>
    <style:style style:name="co2" style:family="table-column">
      <style:table-column-properties fo:break-before="auto" style:column-width="39.48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simple</text:p>
          </table:table-cell>
          <table:table-cell office:value-type="string" calcext:value-type="string">
            <text:p>double reparti</text:p>
          </table:table-cell>
        </table:table-row>
        <table:table-row table:style-name="ro1">
          <table:table-cell office:value-type="float" office:value="38.042623339" calcext:value-type="float">
            <text:p>38,042623339</text:p>
          </table:table-cell>
          <table:table-cell office:value-type="float" office:value="15.959174256" calcext:value-type="float">
            <text:p>15,959174256</text:p>
          </table:table-cell>
        </table:table-row>
        <table:table-row table:style-name="ro1">
          <table:table-cell office:value-type="float" office:value="32.826510884" calcext:value-type="float">
            <text:p>32,826510884</text:p>
          </table:table-cell>
          <table:table-cell office:value-type="float" office:value="15.98879435" calcext:value-type="float">
            <text:p>15,98879435</text:p>
          </table:table-cell>
        </table:table-row>
        <table:table-row table:style-name="ro1">
          <table:table-cell office:value-type="float" office:value="32.076614608" calcext:value-type="float">
            <text:p>32,076614608</text:p>
          </table:table-cell>
          <table:table-cell office:value-type="float" office:value="15.981123098" calcext:value-type="float">
            <text:p>15,981123098</text:p>
          </table:table-cell>
        </table:table-row>
        <table:table-row table:style-name="ro1">
          <table:table-cell office:value-type="float" office:value="40.298342111" calcext:value-type="float">
            <text:p>40,298342111</text:p>
          </table:table-cell>
          <table:table-cell office:value-type="float" office:value="15.979642438" calcext:value-type="float">
            <text:p>15,979642438</text:p>
          </table:table-cell>
        </table:table-row>
        <table:table-row table:style-name="ro1">
          <table:table-cell office:value-type="float" office:value="34.294998639" calcext:value-type="float">
            <text:p>34,294998639</text:p>
          </table:table-cell>
          <table:table-cell office:value-type="float" office:value="15.983770266" calcext:value-type="float">
            <text:p>15,983770266</text:p>
          </table:table-cell>
        </table:table-row>
        <table:table-row table:style-name="ro1">
          <table:table-cell table:style-name="ce1" table:formula="of:=AVERAGE([.A2:.A6])" office:value-type="float" office:value="35.5078179162" calcext:value-type="float">
            <text:p>35,5078179162</text:p>
          </table:table-cell>
          <table:table-cell table:style-name="ce1" table:formula="of:=AVERAGE([.B2:.B6])" office:value-type="float" office:value="15.9785008816" calcext:value-type="float">
            <text:p>15,978500881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fr" number:country="CA">$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CA">$</number:currency-symbol>
      <style:map style:condition="value()&gt;=0" style:apply-style-name="N104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7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7T14:33:23.123879748</meta:creation-date>
    <dc:date>2017-11-27T14:41:59.692196905</dc:date>
    <meta:editing-duration>PT8M39S</meta:editing-duration>
    <meta:editing-cycles>1</meta:editing-cycles>
    <meta:document-statistic meta:table-count="1" meta:cell-count="14" meta:object-count="0"/>
    <meta:generator>LibreOffice/5.2.7.2$Linux_X86_64 LibreOffice_project/20$Build-2</meta:generator>
  </office:meta>
</office:document-meta>
</file>